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reformatted_20_Text"><text:bookmark text:name="rstudio_console_output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/media/user/1907USB/RonGitHUB/learnSpector/.RData]</text:p>
      <text:p text:style-name="Preformatted_20_Text"/>
      <text:p text:style-name="Preformatted_20_Text">&gt; #try ggplot on Access Log data only</text:p>
      <text:p text:style-name="Preformatted_20_Text">&gt; rawAccess &lt;-read.csv('/media/user/1907USB/statWiki/op2R/access213comma.csv', header = FALSE)</text:p>
      <text:p text:style-name="Preformatted_20_Text">&gt; #cleanse rawAccess</text:p>
      <text:p text:style-name="Preformatted_20_Text">&gt; rawAccess &lt;- rawAccess[,c("V1","V4","V6","V7","V8","V9","V10")]</text:p>
      <text:p text:style-name="Preformatted_20_Text">&gt; View(rawAccess)</text:p>
      <text:p text:style-name="Preformatted_20_Text">&gt; View(rawAccess)</text:p>
      <text:p text:style-name="Preformatted_20_Text">&gt; View(rawAccess)</text:p>
      <text:p text:style-name="Preformatted_20_Text">&gt; #try ggplot on Access Log data only</text:p>
      <text:p text:style-name="Preformatted_20_Text">&gt; rawAccess &lt;-read.csv('/media/user/1907USB/statWiki/op2R/access213comma.csv', header = FALSE)</text:p>
      <text:p text:style-name="Preformatted_20_Text">&gt; #cleanse rawAccess</text:p>
      <text:p text:style-name="Preformatted_20_Text">&gt; rawAccess &lt;- rawAccess[,c("V1","V4","V6","V7","V8","V9","V10")]</text:p>
      <text:p text:style-name="Preformatted_20_Text">&gt; #remove the first char in the date time column</text:p>
      <text:p text:style-name="Preformatted_20_Text">&gt; rawAccess$V4 &lt;- gsub('^\\[','',rawAccess$V4)</text:p>
      <text:p text:style-name="Preformatted_20_Text">&gt; library(chron)</text:p>
      <text:p text:style-name="Preformatted_20_Text">NOTE: The default cutoff when expanding a 2-digit year</text:p>
      <text:p text:style-name="Preformatted_20_Text">to a 4-digit year will change from 30 to 69 by Aug 2020</text:p>
      <text:p text:style-name="Preformatted_20_Text">(as for Date and POSIXct in base R.)</text:p>
      <text:p text:style-name="Preformatted_20_Text">&gt; #instead of strsplit, remove the last 9 char of the date/time field to get date only</text:p>
      <text:p text:style-name="Preformatted_20_Text">&gt; rawAccess$date&lt;-rawAccess$V4</text:p>
      <text:p text:style-name="Preformatted_20_Text">&gt; # rawAccess$V11&lt;-as.character(rawAccess$V11) &lt;- not required</text:p>
      <text:p text:style-name="Preformatted_20_Text">&gt; rawAccess$date &lt;- gsub('.{9}$','',rawAccess$date)</text:p>
      <text:p text:style-name="Preformatted_20_Text">&gt; #do the same to get time</text:p>
      <text:p text:style-name="Preformatted_20_Text">&gt; rawAccess$time&lt;-rawAccess$V4</text:p>
      <text:p text:style-name="Preformatted_20_Text">&gt; rawAccess$time &lt;- gsub('^.{12}','',rawAccess$time)</text:p>
      <text:p text:style-name="Preformatted_20_Text">&gt; rawAccess$DateTime = chron(dates=rawAccess$V11,times=rawAccess$V12,</text:p>
      <text:p text:style-name="Preformatted_20_Text">+ <text:s text:c="22"/>format=c('d/mon/y','h:m:s'))</text:p>
      <text:p text:style-name="Preformatted_20_Text">Error in `$&lt;-.data.frame`(`*tmp*`, DateTime, value = numeric(0)) : </text:p>
      <text:p text:style-name="Preformatted_20_Text"><text:s text:c="2"/>replacement has 0 rows, data has 5124</text:p>
      <text:p text:style-name="Preformatted_20_Text">&gt; #strptime to convert original date time to POSIX format</text:p>
      <text:p text:style-name="Preformatted_20_Text">&gt; rawAccess$POSIX = strptime(rawAccess$V4,</text:p>
      <text:p text:style-name="Preformatted_20_Text">+ <text:s text:c="25"/>format='%d/%b/%Y:%H:%M:%S')</text:p>
      <text:p text:style-name="Preformatted_20_Text">&gt; View(rawAccess)</text:p>
      <text:p text:style-name="Preformatted_20_Text">&gt; View(rawAccess)</text:p>
      <text:p text:style-name="Preformatted_20_Text">&gt; #try ggplot on Access Log data only</text:p>
      <text:p text:style-name="Preformatted_20_Text">&gt; rawAccess &lt;-read.csv('/media/user/1907USB/statWiki/op2R/access213comma.csv', header = FALSE)</text:p>
      <text:p text:style-name="Preformatted_20_Text">&gt; #cleanse rawAccess</text:p>
      <text:p text:style-name="Preformatted_20_Text">&gt; rawAccess &lt;- rawAccess[,c("V1","V4","V6","V7","V8","V9","V10")]</text:p>
      <text:p text:style-name="Preformatted_20_Text"><text:soft-page-break/>&gt; #remove the first char in the date time column</text:p>
      <text:p text:style-name="Preformatted_20_Text">&gt; rawAccess$V4 &lt;- gsub('^\\[','',rawAccess$V4)</text:p>
      <text:p text:style-name="Preformatted_20_Text">&gt; library(chron)</text:p>
      <text:p text:style-name="Preformatted_20_Text">&gt; #instead of strsplit, remove the last 9 char of the date/time field to get date only</text:p>
      <text:p text:style-name="Preformatted_20_Text">&gt; rawAccess$date&lt;-rawAccess$V4</text:p>
      <text:p text:style-name="Preformatted_20_Text">&gt; # rawAccess$V11&lt;-as.character(rawAccess$V11) &lt;- not required</text:p>
      <text:p text:style-name="Preformatted_20_Text">&gt; rawAccess$date &lt;- gsub('.{9}$','',rawAccess$date)</text:p>
      <text:p text:style-name="Preformatted_20_Text">&gt; #do the same to get time</text:p>
      <text:p text:style-name="Preformatted_20_Text">&gt; rawAccess$time&lt;-rawAccess$V4</text:p>
      <text:p text:style-name="Preformatted_20_Text">&gt; rawAccess$time &lt;- gsub('^.{12}','',rawAccess$time)</text:p>
      <text:p text:style-name="Preformatted_20_Text">&gt; rawAccess$DateTime = chron(dates=rawAccess$date,times=rawAccess$time,</text:p>
      <text:p text:style-name="Preformatted_20_Text">+ <text:s text:c="22"/>format=c('d/mon/y','h:m:s'))</text:p>
      <text:p text:style-name="Preformatted_20_Text">&gt; #strptime to convert original date time to POSIX format</text:p>
      <text:p text:style-name="Preformatted_20_Text">&gt; rawAccess$POSIX = strptime(rawAccess$V4,</text:p>
      <text:p text:style-name="Preformatted_20_Text">+ <text:s text:c="25"/>format='%d/%b/%Y:%H:%M:%S')</text:p>
      <text:p text:style-name="Preformatted_20_Text">&gt; View(rawAccess)</text:p>
      <text:p text:style-name="Preformatted_20_Text">&gt; View(rawAccess)</text:p>
      <text:p text:style-name="Preformatted_20_Text">&gt; #separate the GET POST out to a variable column</text:p>
      <text:p text:style-name="Preformatted_20_Text">&gt; rawAccess$action = gsub(' .+$','',rawAccess$V6)</text:p>
      <text:p text:style-name="Preformatted_20_Text">&gt; View(rawAccess)</text:p>
      <text:p text:style-name="Preformatted_20_Text">&gt; rawAccess$action = as.factor(gsub(' .+$','',rawAccess$V6))</text:p>
      <text:p text:style-name="Preformatted_20_Text">&gt; rawAccess$V6 = gsub('^[A-Z]+ ','',rawAccess$V6)</text:p>
      <text:p text:style-name="Preformatted_20_Text">&gt; View(rawAccess)</text:p>
      <text:p text:style-name="Preformatted_20_Text">&gt; View(rawAccess)</text:p>
      <text:p text:style-name="Preformatted_20_Text">&gt; View(rawAccess)</text:p>
      <text:p text:style-name="Preformatted_20_Text">&gt; #check out strsplit</text:p>
      <text:p text:style-name="Preformatted_20_Text">&gt; urlink = "/mediawiki.ma/load.php?debug=false&amp;lang=zh-cn"</text:p>
      <text:p text:style-name="Preformatted_20_Text">&gt; parts = strsplit(urlink,'/')</text:p>
      <text:p text:style-name="Preformatted_20_Text">&gt; View(parts)</text:p>
      <text:p text:style-name="Preformatted_20_Text">&gt; keep = parts[1]</text:p>
      <text:p text:style-name="Preformatted_20_Text">&gt; View(keep)</text:p>
      <text:p text:style-name="Preformatted_20_Text">&gt; parts = as.vector(strsplit(urlink,'/'))</text:p>
      <text:p text:style-name="Preformatted_20_Text">&gt; View(parts)</text:p>
      <text:p text:style-name="Preformatted_20_Text">&gt; parts</text:p>
      <text:p text:style-name="Preformatted_20_Text">[[1]]</text:p>
      <text:p text:style-name="Preformatted_20_Text">[1] "" <text:s text:c="31"/>"mediawiki.ma" <text:s text:c="18"/></text:p>
      <text:p text:style-name="Preformatted_20_Text">[3] "load.php?debug=false&amp;lang=zh-cn"</text:p>
      <text:p text:style-name="Preformatted_20_Text"/>
      <text:p text:style-name="Preformatted_20_Text">&gt; View(rawAccess)</text:p>
      <text:p text:style-name="Preformatted_20_Text">&gt; urlink= "/favicon.ico HTTP/1.1"</text:p>
      <text:p text:style-name="Preformatted_20_Text">&gt; parts = strsplit(urlink,'/')</text:p>
      <text:p text:style-name="Preformatted_20_Text">&gt; parts</text:p>
      <text:p text:style-name="Preformatted_20_Text">[[1]]</text:p>
      <text:p text:style-name="Preformatted_20_Text">[1] "" <text:s text:c="16"/>"favicon.ico HTTP" "1.1" <text:s text:c="12"/></text:p>
      <text:p text:style-name="Preformatted_20_Text"/>
      <text:p text:style-name="Preformatted_20_Text">&gt; View(rawAccess)</text:p>
      <text:p text:style-name="Preformatted_20_Text">&gt; length(parts)</text:p>
      <text:p text:style-name="Preformatted_20_Text">[1] 1</text:p>
      <text:p text:style-name="Preformatted_20_Text">&gt; sentence=</text:p>
      <text:p text:style-name="Preformatted_20_Text">+ <text:s text:c="2"/>'R is a free software environment for statistical computing'</text:p>
      <text:p text:style-name="Preformatted_20_Text">&gt; parts=strsplit(sentence,'')</text:p>
      <text:p text:style-name="Preformatted_20_Text">&gt; parts</text:p>
      <text:p text:style-name="Preformatted_20_Text">[[1]]</text:p>
      <text:p text:style-name="Preformatted_20_Text"><text:s/>[1] "R" " " "i" "s" " " "a" " " "f" "r" "e" "e" " " "s" "o" "f" "t" "w" "a" "r"</text:p>
      <text:p text:style-name="Preformatted_20_Text">[20] "e" " " "e" "n" "v" "i" "r" "o" "n" "m" "e" "n" "t" " " "f" "o" "r" " " "s"</text:p>
      <text:p text:style-name="Preformatted_20_Text">[39] "t" "a" "t" "i" "s" "t" "i" "c" "a" "l" " " "c" "o" "m" "p" "u" "t" "i" "n"</text:p>
      <text:p text:style-name="Preformatted_20_Text">[58] "g"</text:p>
      <text:p text:style-name="Preformatted_20_Text"/>
      <text:p text:style-name="Preformatted_20_Text">&gt; parts=strsplit(sentence,' ')</text:p>
      <text:p text:style-name="Preformatted_20_Text">&gt; parts</text:p>
      <text:p text:style-name="Preformatted_20_Text">[[1]]</text:p>
      <text:p text:style-name="Preformatted_20_Text">[1] "R" <text:s text:c="10"/>"is" <text:s text:c="9"/>"a" <text:s text:c="10"/>"free" <text:s text:c="7"/>"software" <text:s text:c="2"/></text:p>
      <text:p text:style-name="Preformatted_20_Text">[6] "environment" "for" <text:s text:c="8"/>"statistical" "computing" <text:s/></text:p>
      <text:p text:style-name="Preformatted_20_Text"><text:soft-page-break/></text:p>
      <text:p text:style-name="Preformatted_20_Text">&gt; length(parts)</text:p>
      <text:p text:style-name="Preformatted_20_Text">[1] 1</text:p>
      <text:p text:style-name="Preformatted_20_Text">&gt; length(parts[[1]])</text:p>
      <text:p text:style-name="Preformatted_20_Text">[1] 9</text:p>
      <text:p text:style-name="Preformatted_20_Text">&gt; urlink = "/mediawiki.ma/load.php?debug=false&amp;lang=zh-cn"</text:p>
      <text:p text:style-name="Preformatted_20_Text">&gt; parts = strsplit(urlink,'/')</text:p>
      <text:p text:style-name="Preformatted_20_Text">&gt; length(parts[[1]])</text:p>
      <text:p text:style-name="Preformatted_20_Text">[1] 3</text:p>
      <text:p text:style-name="Preformatted_20_Text">&gt; View(rawAccess)</text:p>
      <text:p text:style-name="Preformatted_20_Text">&gt; View(rawAccess)</text:p>
      <text:p text:style-name="Preformatted_20_Text">&gt; tmpSite = strsplit(rawAccess$V6,'/')</text:p>
      <text:p text:style-name="Preformatted_20_Text">&gt; rawAcess$site = tmpSite[2]</text:p>
      <text:p text:style-name="Preformatted_20_Text">Error in rawAcess$site = tmpSite[2] : object 'rawAcess' not found</text:p>
      <text:p text:style-name="Preformatted_20_Text">&gt; rawAccess$site = tmpSite[2]</text:p>
      <text:p text:style-name="Preformatted_20_Text">&gt; View(rawAccess)</text:p>
      <text:p text:style-name="Preformatted_20_Text">&gt; tmpSite = strsplit(rawAccess$V6,'/')</text:p>
      <text:p text:style-name="Preformatted_20_Text">&gt; rawAccess$site = tmpSite(2)</text:p>
      <text:p text:style-name="Preformatted_20_Text">Error in tmpSite(2) : could not find function "tmpSite"</text:p>
      <text:p text:style-name="Preformatted_20_Text">&gt; ?paste</text:p>
      <text:p text:style-name="Preformatted_20_Text">&gt; tmpSite = strsplit(rawAccess$V6,'/')</text:p>
      <text:p text:style-name="Preformatted_20_Text">&gt; tempSite = tmpSite(2,)</text:p>
      <text:p text:style-name="Preformatted_20_Text">Error in tmpSite(2, ) : could not find function "tmpSite"</text:p>
      <text:p text:style-name="Preformatted_20_Text">&gt; tempSite = tmpSite[2,]</text:p>
      <text:p text:style-name="Preformatted_20_Text">Error in tmpSite[2, ] : incorrect number of dimensions</text:p>
      <text:p text:style-name="Preformatted_20_Text">&gt; View(tmpSite)</text:p>
      <text:p text:style-name="P1">&gt; ?gsu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2:50:08.279667854</meta:creation-date>
    <dc:date>2020-03-01T22:51:06.709777973</dc:date>
    <meta:editing-duration>PT1M</meta:editing-duration>
    <meta:editing-cycles>1</meta:editing-cycles>
    <meta:document-statistic meta:table-count="0" meta:image-count="0" meta:object-count="0" meta:page-count="3" meta:paragraph-count="137" meta:word-count="685" meta:character-count="5251" meta:non-whitespace-character-count="4473"/>
    <meta:generator>LibreOffice/6.1.5.2$Linux_X86_64 LibreOffice_project/10$Build-2</meta:generator>
  </office:meta>
</office:document-meta>
</file>